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ubtitle">
      <style:paragraph-properties fo:padding="0.0291in" fo:border-left="none" fo:border-right="none" fo:border-top="none" fo:border-bottom="0.0138in solid #000000" style:join-border="false"/>
    </style:style>
    <style:style style:name="P4" style:family="paragraph" style:parent-style-name="Title">
      <style:paragraph-properties fo:padding="0.0291in" fo:border-left="none" fo:border-right="none" fo:border-top="none" fo:border-bottom="0.013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$meeting.getName()</text:p>
      <text:p text:style-name="P4">Meeting Minutes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">Date: $meeting.getDate()</text:p>
          </table:table-cell>
          <table:table-cell office:value-type="string">
            <text:p text:style-name="P1">Time: $meeting.getTime()</text:p>
          </table:table-cell>
          <table:table-cell office:value-type="string">
            <text:p text:style-name="P1">Location: $meeting.getLocation()</text:p>
          </table:table-cell>
        </table:table-row>
      </table:table>
      <text:p text:style-name="P2"/>
      <text:h text:style-name="Heading_20_1" text:outline-level="1">#foreach($topic in $meeting.getAgenda())</text:h>
      <text:h text:style-name="Heading_20_1" text:outline-level="1"><text:bookmark-start text:name="TOPICS"/>Topic #: $<text:bookmark-end text:name="TOPICS"/>topic</text:h>
      <text:h text:style-name="Heading_20_1" text:outline-level="1">#end</text:h>
      <text:p text:style-name="P3">Notes and Action Item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Fischer</meta:initial-creator>
    <meta:creation-date>2021-05-03T12:48:15.90</meta:creation-date>
    <dc:date>2021-05-03T19:30:00.72</dc:date>
    <dc:creator>Matt Fischer</dc:creator>
    <meta:editing-duration>PT20M21S</meta:editing-duration>
    <meta:editing-cycles>8</meta:editing-cycles>
    <meta:generator>OpenOffice/4.1.9$Win32 OpenOffice.org_project/419m1$Build-9805</meta:generator>
    <meta:document-statistic meta:table-count="1" meta:image-count="0" meta:object-count="0" meta:page-count="1" meta:paragraph-count="9" meta:word-count="20" meta:character-count="194"/>
  </office:meta>
</office:document-meta>
</file>